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fo:text-align="end" style:justify-single-word="false" style:page-number="auto"/>
    </style:style>
    <style:style style:name="P3" style:family="paragraph" style:parent-style-name="Standard" style:list-style-name="L1"/>
    <style:style style:name="P4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aveFile function is already declared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void SaveFile( string data[], string filename, FileType fileType, int beginningLine );</text:p>
          </table:table-cell>
        </table:table-row>
      </table:table>
      <text:p text:style-name="Standard">Implement overloaded versions of SaveFile with the following parameter lists:</text:p>
      <text:list xml:id="list520487097" text:style-name="L1">
        <text:list-item>
          <text:p text:style-name="P3">data[], filename, and fileType but not beginningLine</text:p>
        </text:list-item>
        <text:list-item>
          <text:p text:style-name="P3">data[] and filename but not fileType and not beginningLine</text:p>
        </text:list-item>
        <text:list-item>
          <text:p text:style-name="P3">data[] only</text:p>
        </text:list-item>
      </text:list>
      <text:p text:style-name="Standard"/>
      <text:p text:style-name="Standard">Within the function bodies, simply call an already-existing SaveFile function but add “default” values for the arg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5625in" style:rel-column-width="15753*"/>
    </style:style>
    <style:style style:name="Table3.B" style:family="table-column">
      <style:table-column-properties style:column-width="4.9375in" style:rel-column-width="49782*"/>
    </style:style>
    <style:style style:name="Table3.A1" style:family="table-cell">
      <style:table-cell-properties fo:padding="0in" fo:border="none"/>
    </style:style>
    <style:style style:name="MP1" style:family="paragraph" style:parent-style-name="Standard" style:master-page-name="Standard">
      <style:paragraph-properties fo:text-align="end" style:justify-single-word="false" style:page-number="auto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Page <text:page-number text:select-page="current">1</text:page-number> of <text:page-count>1</text:page-count></text:p>
            </table:table-cell>
            <table:table-cell table:style-name="Table3.A1" office:value-type="string">
              <text:p text:style-name="MP1">CS 201 Handout: Function Overloading</text:p>
            </table:table-cell>
          </table:table-row>
        </table:table>
        <text:p text:style-name="Header"/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ris, Rachel J. (UMKC-Student)</meta:initial-creator>
    <meta:editing-cycles>52</meta:editing-cycles>
    <meta:creation-date>2013-06-12T18:14:00</meta:creation-date>
    <dc:date>2013-06-27T02:24:15</dc:date>
    <meta:editing-duration>PT25M11S</meta:editing-duration>
    <meta:generator>LibreOffice/3.5$Linux_X86_64 LibreOffice_project/350m1$Build-2</meta:generator>
    <meta:document-statistic meta:table-count="2" meta:image-count="0" meta:object-count="0" meta:page-count="1" meta:paragraph-count="9" meta:word-count="74" meta:character-count="495" meta:non-whitespace-character-count="433"/>
    <meta:user-defined meta:name="AppVersion">14.0000</meta:user-defined>
    <meta:user-defined meta:name="Company">UMK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